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lexion der Gruppenarbeit</text:p>
      <text:p text:style-name="Standard"/>
      <text:p text:style-name="P2">Einstellung zum Projekt</text:p>
      <text:p text:style-name="P2"/>
      <text:p text:style-name="Standard">Das Thema des Projektes ist die Planung eines Auslandssemester oder Praxissemester. Das Thema Praxissemester war nicht von Interesse für mich, da ich denke, dass man nach dem Studium sein ganzes Leben lang Zeit Erfahrungen in der Arbeit zu sammeln. Ein Auslandssemester dagegen bietet die Möglichkeit in ein anderes Land zu reisen, die zwischenmenschliche <text:s/>Kommunikation zu verbessern, sowie Sprachkenntnisse zu steigern und neue Leute kennen zu lernen und deshalb ich habe mich dann für das Auslandssemester entschieden. </text:p>
      <text:p text:style-name="Standard"/>
      <text:p text:style-name="Standard"/>
      <text:p text:style-name="Standard"/>
      <text:p text:style-name="P2">Gruppe</text:p>
      <text:p text:style-name="Standard"/>
      <text:p text:style-name="Standard">Die Bearbeitung des Projekts innerhalb der Gruppe verlief sehr gut. Es gab keine Streitigkeiten innerhalb der Gruppe und falls Gruppenmitglieder unterschiedlicher Meinung waren, hat sich die Gruppe einigen können. Ich denke die Arbeit war gerecht aufgeteilt, sodass kein Gruppenmitglied sich benachteiligt fühlen musste. Die Motivation war bei allen kontinuierlich hoch. Das konnte man anhand der mit Interesse verfolgten Bearbeitung erkennen. Niemand hat es nur als Pflichtprojekt angesehen.</text:p>
      <text:p text:style-name="Standard"/>
      <text:p text:style-name="Standard">Dass es innerhalb von Projekten kleinere Probleme gibt ist selbstverständlich, jedoch fällt mir zu diesem Projekt nur ein, dass einige Termine nicht eingehalten wurden, weil wir uns in diesem Punkt nicht gründlich abgesprochen hatten. Bestimmt ist jedem Gruppenmitglied dies Bewusst und jeder wird in zukünftigen Projekten daran denken.</text:p>
      <text:p text:style-name="Standard"/>
      <text:p text:style-name="Standard"/>
      <text:p text:style-name="Standard"/>
      <text:p text:style-name="P2">Fazit aus dem Projekt</text:p>
      <text:p text:style-name="Standard"/>
      <text:p text:style-name="Standard">Ich kann nicht behaupten dieses Projekt hätte mir sehr viel gebracht. Ich kann die Unterlagen dazu verwenden ein Auslandssemester zu planen, aber im Moment verspüre ich nicht den Drang ein Auslandssemester durchzuführen. <text:s/></text:p>
      <text:p text:style-name="Standard">Dieses Projekt diente nicht dazu Wissen über ein bestimmtes Land aufzubauen oder Wissen über ein Auslandssemester zu vermitteln, auch wenn dies zweifellos ein Grund für die Themenvorgabe war. Das Ziel war ein Projekt durchzuführen und uns auf wichtige zukünftige Projekte vorzubereiten. Ich denke nicht, dass ich nach Abschluss dieses Projekts andere Projekte erkennbar besser durchführen kann als ich es vorher gekonnt hätte.</text:p>
      <text:p text:style-name="Standard">Das soll nicht heißen ich hätte nichts gelernt. Ich bin sicherer im richtigen Umgang mit Gruppenmitgliedern und der Zeiteinteilung geworden. So werde ich in zukünftigen Projekten fordern, dass wir uns Gedanken darüber machen zu welchen Zeitpunkten unser Projekt einen bestimmten Fortschritt erreichen soll. Ich werde dringender darauf bestehen Termine für das Projekt zu vereinbaren und ich werde vorschlagen Kontaktdaten zu Beginn des Projekts auszutauschen, damit jedes Gruppenmitglied erreicht und informiert werd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07:12:30.40</meta:creation-date>
    <dc:date>2012-06-25T13:09:34.10</dc:date>
    <meta:editing-duration>PT39M56S</meta:editing-duration>
    <meta:editing-cycles>8</meta:editing-cycles>
    <meta:generator>OpenOffice.org/3.4$Win32 OpenOffice.org_project/340m1$Build-9590</meta:generator>
    <meta:document-statistic meta:table-count="0" meta:image-count="0" meta:object-count="0" meta:page-count="1" meta:paragraph-count="10" meta:word-count="368" meta:character-count="2599"/>
  </office:meta>
</office:document-meta>
</file>